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4"/>
    <style:style style:name="P3" style:family="paragraph" style:parent-style-name="Text_20_body" style:list-style-name="L5"/>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paragraph-properties fo:margin-left="0.265cm" fo:margin-right="0cm" fo:margin-top="0cm" fo:margin-bottom="0cm" loext:contextual-spacing="false" fo:text-indent="0cm" style:auto-text-indent="false"/>
    </style:style>
    <style:style style:name="T1" style:family="text">
      <style:text-properties style:text-line-through-style="none" style:text-line-through-type="none" style:text-underline-style="none" style:text-blink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uting in Node.js</text:h>
      <text:p text:style-name="Text_20_body"><text:span text:style-name="Strong_20_Emphasis">What is Routing?</text:span> </text:p>
      <text:p text:style-name="Text_20_body">Routing defines the way in which the client requests are handled by the application endpoints. </text:p>
      <text:section text:style-name="Sect1" text:name="GFG_AD_gfg_mobile_336x280">
        <text:p text:style-name="Text_20_body"/>
      </text:section>
      <text:p text:style-name="Text_20_body"><text:span text:style-name="Strong_20_Emphasis">Implementation of routing in Node.js:</text:span> There are two ways to implement routing in node.js which are listed below:</text:p>
      <text:list xml:id="list2690035696" text:style-name="L5">
        <text:list-item>
          <text:p text:style-name="P7">By Using Framework</text:p>
        </text:list-item>
        <text:list-item>
          <text:p text:style-name="P3">Without using Framework</text:p>
        </text:list-item>
      </text:list>
      <text:p text:style-name="Text_20_body"><text:span text:style-name="Strong_20_Emphasis">Using Framework:</text:span> Node has many frameworks to help you to get your server up and running. The most popular is Express.js. </text:p>
      <text:p text:style-name="Text_20_body"><text:span text:style-name="Strong_20_Emphasis">Routing with Express in Node:</text:span> Express.js has an “app” object corresponding to HTTP. We define the routes by using the methods of this “app” object. This app object specifies a callback function called when a request is received. We have different methods of in-app objects for different types of requests.</text:p>
      <text:p text:style-name="Text_20_body"><text:span text:style-name="Strong_20_Emphasis">For a GET request using the app.get() method:</text:span></text:p>
      <text:p text:style-name="Preformatted_20_Text">const express = require('express')</text:p>
      <text:p text:style-name="Preformatted_20_Text">const app = express()</text:p>
      <text:p text:style-name="Preformatted_20_Text"/>
      <text:p text:style-name="Preformatted_20_Text">app.get('/', function(req, res) {</text:p>
      <text:p text:style-name="Preformatted_20_Text"><text:s text:c="4"/>res.send('Hello Sir')</text:p>
      <text:p text:style-name="P1">})</text:p>
      <text:p text:style-name="Text_20_body"><text:span text:style-name="Strong_20_Emphasis">For POST requests use the app.post() method:</text:span></text:p>
      <text:section text:style-name="Sect1" text:name="GFG_AD_Desktop_InContent_ATF_336x280">
        <text:p text:style-name="Text_20_body"/>
      </text:section>
      <text:p text:style-name="Preformatted_20_Text">const express = require('express')</text:p>
      <text:p text:style-name="Preformatted_20_Text">const app = express()</text:p>
      <text:p text:style-name="Preformatted_20_Text"/>
      <text:p text:style-name="Preformatted_20_Text">app.post('/', function(req, res) {</text:p>
      <text:p text:style-name="Preformatted_20_Text"><text:s text:c="4"/>res.send('Hello Sir')</text:p>
      <text:p text:style-name="P1">})</text:p>
      <text:p text:style-name="Text_20_body"><text:span text:style-name="Strong_20_Emphasis">For handling all HTTP methods (i.e. GET, POST, PUT, DELETE, etc.) use the app.all() method:</text:span></text:p>
      <text:p text:style-name="Preformatted_20_Text">const express = require('express')</text:p>
      <text:p text:style-name="Preformatted_20_Text">const app = express()</text:p>
      <text:p text:style-name="Preformatted_20_Text"/>
      <text:p text:style-name="Preformatted_20_Text">app.all('/', function(req, res) {</text:p>
      <text:p text:style-name="Preformatted_20_Text"><text:s text:c="4"/>console.log('Hello Sir')</text:p>
      <text:p text:style-name="Preformatted_20_Text"><text:s text:c="4"/>next() <text:s text:c="2"/>// Pass the control to the next handler</text:p>
      <text:p text:style-name="P1">})</text:p>
      <text:p text:style-name="Text_20_body">The next() is used to hand off the control to the next callback. Sometimes we use app.use() to specify the middleware function as the callback. So, to perform routing with Express.js you have only to load the express and then use the app object to handle the callbacks according to the requirement. <text:span text:style-name="Strong_20_Emphasis">Routing without Framework:</text:span> Using the frameworks is good to save time, but <text:soft-page-break/>sometimes this may not suit the situation. So, a developer may need to build up their own server without other dependencies. Now create a file with any name using .js extension and follow the steps to perform routing from scratch:</text:p>
      <text:p text:style-name="Text_20_body">Here we will use the built-in module of node.js i.e. HTTP. So, First load http:</text:p>
      <text:p text:style-name="P1">const http = require('http');</text:p>
      <text:p text:style-name="Text_20_body">Now create a server by adding the following lines of code:</text:p>
      <text:p text:style-name="Preformatted_20_Text">http.createServer(function (req, res) {</text:p>
      <text:p text:style-name="Preformatted_20_Text"><text:s text:c="4"/>res.write('Hello World!'); // Write a response</text:p>
      <text:p text:style-name="Preformatted_20_Text"><text:s text:c="4"/>res.end(); // End the response</text:p>
      <text:p text:style-name="Preformatted_20_Text">}).listen(3000, function() {</text:p>
      <text:p text:style-name="Preformatted_20_Text"><text:s text:c="4"/>console.log("server start at port 3000"); // The server object listens on port 3000</text:p>
      <text:p text:style-name="P1">});</text:p>
      <text:p text:style-name="Text_20_body">Now add the following lines of code in the above function to perform routing:</text:p>
      <text:p text:style-name="Preformatted_20_Text">const url = req.url;</text:p>
      <text:p text:style-name="Preformatted_20_Text">if(url ==='/about') {</text:p>
      <text:p text:style-name="Preformatted_20_Text"><text:s text:c="4"/>res.write(' Welcome to about us page'); </text:p>
      <text:p text:style-name="Preformatted_20_Text"><text:s text:c="4"/>res.end(); </text:p>
      <text:p text:style-name="Preformatted_20_Text"><text:s/>} else if(url ==='/contact') {</text:p>
      <text:p text:style-name="Preformatted_20_Text"><text:s text:c="4"/>res.write(' Welcome to contact us page'); </text:p>
      <text:p text:style-name="Preformatted_20_Text"><text:s text:c="4"/>res.end(); </text:p>
      <text:p text:style-name="Preformatted_20_Text"><text:s/>} else {</text:p>
      <text:p text:style-name="Preformatted_20_Text"><text:s text:c="4"/>res.write('Hello World!'); </text:p>
      <text:p text:style-name="Preformatted_20_Text"><text:s text:c="4"/>res.end(); </text:p>
      <text:p text:style-name="P1"><text:s/>}</text:p>
      <text:p text:style-name="Text_20_body"><text:span text:style-name="Strong_20_Emphasis">Example 1:</text:span> The complete code of routing by combining the above code. </text:p>
      <text:p text:style-name="Standard"><text:span text:style-name="Source_20_Text">const http = require('http');</text:span></text:p>
      <text:p text:style-name="Standard"><text:s/></text:p>
      <text:p text:style-name="Standard"><text:span text:style-name="Source_20_Text">// Create a server object</text:span></text:p>
      <text:p text:style-name="Standard"><text:span text:style-name="Source_20_Text">http.createServer(function</text:span> <text:span text:style-name="Source_20_Text">(req, res) {</text:span></text:p>
      <text:p text:style-name="Standard"><text:span text:style-name="Source_20_Text"><text:s text:c="4"/></text:span><text:s/></text:p>
      <text:p text:style-name="Standard"><text:span text:style-name="Source_20_Text"><text:s text:c="4"/>// http header</text:span></text:p>
      <text:p text:style-name="Standard"><text:span text:style-name="Source_20_Text"><text:s text:c="4"/>res.writeHead(200, {'Content-Type': 'text/html'});</text:span></text:p>
      <text:p text:style-name="Standard"><text:span text:style-name="Source_20_Text"><text:s text:c="4"/></text:span><text:s/></text:p>
      <text:p text:style-name="Standard"><text:span text:style-name="Source_20_Text"><text:s text:c="4"/>const url = req.url;</text:span></text:p>
      <text:p text:style-name="Standard"><text:span text:style-name="Source_20_Text"><text:s text:c="4"/></text:span><text:s/></text:p>
      <text:p text:style-name="Standard"><text:span text:style-name="Source_20_Text"><text:s text:c="4"/>if(url ==='/about') {</text:span></text:p>
      <text:p text:style-name="Standard"><text:span text:style-name="Source_20_Text"><text:s text:c="8"/>res.write(' Welcome to about us page');</text:span></text:p>
      <text:p text:style-name="Standard"><text:span text:style-name="Source_20_Text"><text:s text:c="8"/>res.end();</text:span></text:p>
      <text:p text:style-name="Standard"><text:span text:style-name="Source_20_Text"><text:s text:c="4"/>}</text:span></text:p>
      <text:p text:style-name="Standard"><text:span text:style-name="Source_20_Text"><text:s text:c="4"/>else</text:span> <text:span text:style-name="Source_20_Text">if(url ==='/contact') {</text:span></text:p>
      <text:p text:style-name="Standard"><text:span text:style-name="Source_20_Text"><text:s text:c="8"/>res.write(' Welcome to contact us page');</text:span></text:p>
      <text:p text:style-name="Standard"><text:span text:style-name="Source_20_Text"><text:s text:c="8"/>res.end();</text:span></text:p>
      <text:p text:style-name="Standard"><text:span text:style-name="Source_20_Text"><text:s text:c="4"/>}</text:span></text:p>
      <text:p text:style-name="Standard"><text:span text:style-name="Source_20_Text"><text:s text:c="4"/>else</text:span> <text:span text:style-name="Source_20_Text">{</text:span></text:p>
      <text:p text:style-name="Standard"><text:span text:style-name="Source_20_Text"><text:s text:c="8"/>res.write('Hello World!');</text:span></text:p>
      <text:p text:style-name="Standard"><text:span text:style-name="Source_20_Text"><text:s text:c="8"/>res.end();</text:span></text:p>
      <text:p text:style-name="Standard"><text:span text:style-name="Source_20_Text"><text:s text:c="4"/>}</text:span></text:p>
      <text:p text:style-name="Standard"><text:span text:style-name="Source_20_Text">}).listen(3000, function() {</text:span></text:p>
      <text:p text:style-name="Standard"><text:soft-page-break/><text:span text:style-name="Source_20_Text"><text:s text:c="4"/></text:span><text:s/></text:p>
      <text:p text:style-name="Standard"><text:span text:style-name="Source_20_Text"><text:s text:c="4"/>// The server object listens on port 3000</text:span></text:p>
      <text:p text:style-name="Standard"><text:span text:style-name="Source_20_Text"><text:s text:c="4"/>console.log("server start at port 3000");</text:span></text:p>
      <text:p text:style-name="Standard"><text:span text:style-name="Source_20_Text">});</text:span></text:p>
      <text:p text:style-name="Standard"/>
      <text:p text:style-name="Standard"><text:a xlink:type="simple" xlink:href="https://www.geeksforgeeks.org/routing-in-node-js/" text:style-name="Internet_20_link" text:visited-style-name="Visited_20_Internet_20_Link">https://www.geeksforgeeks.org/routing-in-node-j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22T14:00:45.474609455</meta:creation-date>
    <dc:date>2023-07-22T14:02:16.024938599</dc:date>
    <meta:editing-duration>PT1M34S</meta:editing-duration>
    <meta:editing-cycles>1</meta:editing-cycles>
    <meta:document-statistic meta:table-count="0" meta:image-count="0" meta:object-count="0" meta:page-count="3" meta:paragraph-count="78" meta:word-count="497" meta:character-count="3343" meta:non-whitespace-character-count="2741"/>
    <meta:generator>LibreOffice/6.4.7.2$Linux_X86_64 LibreOffice_project/40$Build-2</meta:generator>
  </office:meta>
</office:document-meta>
</file>